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5420" officeooo:paragraph-rsid="001c5420"/>
    </style:style>
    <style:style style:name="P2" style:family="paragraph" style:parent-style-name="Preformatted_20_Text">
      <style:text-properties officeooo:rsid="001c5420" officeooo:paragraph-rsid="001c5420"/>
    </style:style>
    <style:style style:name="P3" style:family="paragraph" style:parent-style-name="Preformatted_20_Text">
      <style:paragraph-properties fo:margin-top="0cm" fo:margin-bottom="0.499cm"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a single pendulum, it was possible to extend the matrix operation to remove the small angle approximation. In order to do so, the matrix multiplication had to calcuulated explicitly to allow for a sine operation. This meant that the starting angle no longer had to be \theta much less than 1 and thus ¾ pi was used to test the stability and accuracy of the scheme. Figure \ref{} shows the amplitude plot of this algorithm under this new starting condition. It is clear that the pendulum now spends more time close near to the maximum angle than for the small angle solution. This is to be expected, as the pendulum has gone beyond the horizontal and will thus accelerate more slowly.</text:p>
      <text:p text:style-name="P1"/>
      <text:p text:style-name="P1">The FDM used to test this algorithm was RK4, as it was both the most stable and most accurate of the four explicit methods tested.</text:p>
      <text:p text:style-name="P1"/>
      <text:p text:style-name="P1"/>
      <text:p text:style-name="P1"/>
      <text:p text:style-name="P1">Conclusion</text:p>
      <text:p text:style-name="P1">Having explored the dynamics of both a single and double pendulum, it is clear that one finite difference method is superior to the other three. For any reasonable step size, RK4 was stable in all regimes tested and also provided the most accurate results. When considering the practical applications of finite difference methods, it must be noted that the RK4 algorithm is marginally more expensive to compute than the other methods, however the accuracy and stability benefits significantly outweigh this downside.</text:p>
      <text:p text:style-name="P1"/>
      <text:p text:style-name="P1"/>
      <text:p text:style-name="P1"/>
      <text:p text:style-name="P1"/>
      <text:p text:style-name="P2">@article{yee1966numerical,</text:p>
      <text:p text:style-name="Preformatted_20_Text"><text:s text:c="2"/>title={Numerical solution of initial boundary value problems involving Maxwell’s equations in isotropic media},</text:p>
      <text:p text:style-name="Preformatted_20_Text"><text:s text:c="2"/>author={Yee, Kane S and others},</text:p>
      <text:p text:style-name="Preformatted_20_Text"><text:s text:c="2"/>journal={IEEE Trans. Antennas Propag},</text:p>
      <text:p text:style-name="Preformatted_20_Text"><text:s text:c="2"/>volume={14},</text:p>
      <text:p text:style-name="Preformatted_20_Text"><text:s text:c="2"/>number={3},</text:p>
      <text:p text:style-name="Preformatted_20_Text"><text:s text:c="2"/>pages={302--307},</text:p>
      <text:p text:style-name="Preformatted_20_Text"><text:s text:c="2"/>year={1966}</text:p>
      <text:p text:style-name="P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2:15:59.436563579</meta:creation-date>
    <dc:date>2016-11-13T12:37:57.169558705</dc:date>
    <meta:editing-duration>PT6M47S</meta:editing-duration>
    <meta:editing-cycles>1</meta:editing-cycles>
    <meta:generator>LibreOffice/4.4.3.2$Linux_X86_64 LibreOffice_project/40m0$Build-2</meta:generator>
    <meta:document-statistic meta:table-count="0" meta:image-count="0" meta:object-count="0" meta:page-count="1" meta:paragraph-count="13" meta:word-count="258" meta:character-count="1616" meta:non-whitespace-character-count="1358"/>
  </office:meta>
</office:document-meta>
</file>